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13.04cm" style:rel-column-width="32756*"/>
    </style:style>
    <style:style style:name="Table1.B" style:family="table-column">
      <style:table-column-properties style:column-width="13.049cm" style:rel-column-width="32779*"/>
    </style:style>
    <style:style style:name="Table1.A1" style:family="table-cell">
      <style:table-cell-properties fo:padding="0.097cm" fo:border-left="0.035cm solid #000000" fo:border-right="0.035cm solid #000000" fo:border-top="0.035cm solid #000000" fo:border-bottom="0.002cm solid #000000"/>
    </style:style>
    <style:style style:name="Table1.A2" style:family="table-cell">
      <style:table-cell-properties fo:padding="0.097cm" fo:border-left="0.035cm solid #000000" fo:border-right="none" fo:border-top="0.035cm solid #000000" fo:border-bottom="0.002cm solid #000000"/>
    </style:style>
    <style:style style:name="Table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3" style:family="table-cell">
      <style:table-cell-properties fo:padding="0.097cm" fo:border="0.035cm solid #000000"/>
    </style:style>
    <style:style style:name="Table1.A4" style:family="table-cell">
      <style:table-cell-properties fo:padding="0.097cm" fo:border-left="0.035cm solid #000000" fo:border-right="none" fo:border-top="none" fo:border-bottom="0.035cm solid #000000"/>
    </style:style>
    <style:style style:name="Table2" style:family="table">
      <style:table-properties style:width="12.845cm" table:align="margins"/>
    </style:style>
    <style:style style:name="Table2.A" style:family="table-column">
      <style:table-column-properties style:column-width="12.845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2.651cm" table:align="margins"/>
    </style:style>
    <style:style style:name="Table3.A" style:family="table-column">
      <style:table-column-properties style:column-width="12.651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1" style:family="table">
      <style:table-properties style:width="12.857cm" table:align="margins"/>
    </style:style>
    <style:style style:name="Table21.A" style:family="table-column">
      <style:table-column-properties style:column-width="12.857cm" style:rel-column-width="65535*"/>
    </style:style>
    <style:style style:name="Table21.A1" style:family="table-cell">
      <style:table-cell-properties fo:padding="0.097cm" fo:border="0.002cm solid #000000"/>
    </style:style>
    <style:style style:name="Table22" style:family="table">
      <style:table-properties style:width="12.663cm" table:align="margins"/>
    </style:style>
    <style:style style:name="Table22.A" style:family="table-column">
      <style:table-column-properties style:column-width="12.663cm" style:rel-column-width="65535*"/>
    </style:style>
    <style:style style:name="Table22.A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2.845cm" table:align="margins"/>
    </style:style>
    <style:style style:name="Table4.A" style:family="table-column">
      <style:table-column-properties style:column-width="12.845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2.651cm" table:align="margins"/>
    </style:style>
    <style:style style:name="Table5.A" style:family="table-column">
      <style:table-column-properties style:column-width="12.651cm" style:rel-column-width="65535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2.857cm" table:align="margins"/>
    </style:style>
    <style:style style:name="Table25.A" style:family="table-column">
      <style:table-column-properties style:column-width="12.857cm" style:rel-column-width="65535*"/>
    </style:style>
    <style:style style:name="Table25.A1" style:family="table-cell">
      <style:table-cell-properties fo:padding="0.097cm" fo:border="0.002cm solid #000000"/>
    </style:style>
    <style:style style:name="Table26" style:family="table">
      <style:table-properties style:width="12.663cm" table:align="margins"/>
    </style:style>
    <style:style style:name="Table26.A" style:family="table-column">
      <style:table-column-properties style:column-width="12.663cm" style:rel-column-width="65535*"/>
    </style:style>
    <style:style style:name="Table26.A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2.845cm" table:align="margins"/>
    </style:style>
    <style:style style:name="Table6.A" style:family="table-column">
      <style:table-column-properties style:column-width="12.845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2.651cm" table:align="margins"/>
    </style:style>
    <style:style style:name="Table7.A" style:family="table-column">
      <style:table-column-properties style:column-width="12.651cm" style:rel-column-width="65535*"/>
    </style:style>
    <style:style style:name="Table7.A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2.857cm" table:align="margins"/>
    </style:style>
    <style:style style:name="Table29.A" style:family="table-column">
      <style:table-column-properties style:column-width="12.857cm" style:rel-column-width="65535*"/>
    </style:style>
    <style:style style:name="Table29.A1" style:family="table-cell">
      <style:table-cell-properties fo:padding="0.097cm" fo:border="0.002cm solid #000000"/>
    </style:style>
    <style:style style:name="Table30" style:family="table">
      <style:table-properties style:width="12.663cm" table:align="margins"/>
    </style:style>
    <style:style style:name="Table30.A" style:family="table-column">
      <style:table-column-properties style:column-width="12.663cm" style:rel-column-width="65535*"/>
    </style:style>
    <style:style style:name="Table30.A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2.845cm" table:align="margins"/>
    </style:style>
    <style:style style:name="Table8.A" style:family="table-column">
      <style:table-column-properties style:column-width="12.845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2.651cm" table:align="margins"/>
    </style:style>
    <style:style style:name="Table9.A" style:family="table-column">
      <style:table-column-properties style:column-width="12.651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2.857cm" table:align="margins"/>
    </style:style>
    <style:style style:name="Table23.A" style:family="table-column">
      <style:table-column-properties style:column-width="12.857cm" style:rel-column-width="65535*"/>
    </style:style>
    <style:style style:name="Table23.A1" style:family="table-cell">
      <style:table-cell-properties fo:padding="0.097cm" fo:border="0.002cm solid #000000"/>
    </style:style>
    <style:style style:name="Table24" style:family="table">
      <style:table-properties style:width="12.663cm" table:align="margins"/>
    </style:style>
    <style:style style:name="Table24.A" style:family="table-column">
      <style:table-column-properties style:column-width="12.663cm" style:rel-column-width="65535*"/>
    </style:style>
    <style:style style:name="Table24.A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2.845cm" table:align="margins"/>
    </style:style>
    <style:style style:name="Table10.A" style:family="table-column">
      <style:table-column-properties style:column-width="12.845cm" style:rel-column-width="65535*"/>
    </style:style>
    <style:style style:name="Table10.A1" style:family="table-cell">
      <style:table-cell-properties fo:padding="0.097cm" fo:border="0.002cm solid #000000"/>
    </style:style>
    <style:style style:name="Table11" style:family="table">
      <style:table-properties style:width="12.651cm" table:align="margins"/>
    </style:style>
    <style:style style:name="Table11.A" style:family="table-column">
      <style:table-column-properties style:column-width="12.651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2.857cm" table:align="margins"/>
    </style:style>
    <style:style style:name="Table27.A" style:family="table-column">
      <style:table-column-properties style:column-width="12.857cm" style:rel-column-width="65535*"/>
    </style:style>
    <style:style style:name="Table27.A1" style:family="table-cell">
      <style:table-cell-properties fo:padding="0.097cm" fo:border="0.002cm solid #000000"/>
    </style:style>
    <style:style style:name="Table28" style:family="table">
      <style:table-properties style:width="12.663cm" table:align="margins"/>
    </style:style>
    <style:style style:name="Table28.A" style:family="table-column">
      <style:table-column-properties style:column-width="12.663cm" style:rel-column-width="65535*"/>
    </style:style>
    <style:style style:name="Table28.A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2.845cm" table:align="margins"/>
    </style:style>
    <style:style style:name="Table12.A" style:family="table-column">
      <style:table-column-properties style:column-width="12.845cm" style:rel-column-width="65535*"/>
    </style:style>
    <style:style style:name="Table12.A1" style:family="table-cell">
      <style:table-cell-properties fo:padding="0.097cm" fo:border="0.002cm solid #000000"/>
    </style:style>
    <style:style style:name="Table13" style:family="table">
      <style:table-properties style:width="12.651cm" table:align="margins"/>
    </style:style>
    <style:style style:name="Table13.A" style:family="table-column">
      <style:table-column-properties style:column-width="12.651cm" style:rel-column-width="65535*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2.651cm" table:align="margins"/>
    </style:style>
    <style:style style:name="Table14.A" style:family="table-column">
      <style:table-column-properties style:column-width="12.651cm" style:rel-column-width="65535*"/>
    </style:style>
    <style:style style:name="Table14.A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2.651cm" table:align="margins"/>
    </style:style>
    <style:style style:name="Table15.A" style:family="table-column">
      <style:table-column-properties style:column-width="12.651cm" style:rel-column-width="65535*"/>
    </style:style>
    <style:style style:name="Table15.A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2.857cm" table:align="margins"/>
    </style:style>
    <style:style style:name="Table31.A" style:family="table-column">
      <style:table-column-properties style:column-width="12.857cm" style:rel-column-width="65535*"/>
    </style:style>
    <style:style style:name="Table31.A1" style:family="table-cell">
      <style:table-cell-properties fo:padding="0.097cm" fo:border="0.002cm solid #000000"/>
    </style:style>
    <style:style style:name="Table32" style:family="table">
      <style:table-properties style:width="12.663cm" table:align="margins"/>
    </style:style>
    <style:style style:name="Table32.A" style:family="table-column">
      <style:table-column-properties style:column-width="12.663cm" style:rel-column-width="65535*"/>
    </style:style>
    <style:style style:name="Table32.A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2.663cm" table:align="margins"/>
    </style:style>
    <style:style style:name="Table33.A" style:family="table-column">
      <style:table-column-properties style:column-width="12.663cm" style:rel-column-width="65535*"/>
    </style:style>
    <style:style style:name="Table33.A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2.663cm" table:align="margins"/>
    </style:style>
    <style:style style:name="Table34.A" style:family="table-column">
      <style:table-column-properties style:column-width="12.663cm" style:rel-column-width="65535*"/>
    </style:style>
    <style:style style:name="Table34.A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2.845cm" table:align="margins"/>
    </style:style>
    <style:style style:name="Table16.A" style:family="table-column">
      <style:table-column-properties style:column-width="12.845cm" style:rel-column-width="65535*"/>
    </style:style>
    <style:style style:name="Table16.A1" style:family="table-cell">
      <style:table-cell-properties fo:padding="0.097cm" fo:border="0.002cm solid #000000"/>
    </style:style>
    <style:style style:name="Table17" style:family="table">
      <style:table-properties style:width="12.651cm" table:align="margins"/>
    </style:style>
    <style:style style:name="Table17.A" style:family="table-column">
      <style:table-column-properties style:column-width="12.651cm" style:rel-column-width="65535*"/>
    </style:style>
    <style:style style:name="Table17.A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2.857cm" table:align="margins"/>
    </style:style>
    <style:style style:name="Table35.A" style:family="table-column">
      <style:table-column-properties style:column-width="12.857cm" style:rel-column-width="65535*"/>
    </style:style>
    <style:style style:name="Table35.A1" style:family="table-cell">
      <style:table-cell-properties fo:padding="0.097cm" fo:border="0.002cm solid #000000"/>
    </style:style>
    <style:style style:name="Table36" style:family="table">
      <style:table-properties style:width="12.663cm" table:align="margins"/>
    </style:style>
    <style:style style:name="Table36.A" style:family="table-column">
      <style:table-column-properties style:column-width="12.663cm" style:rel-column-width="65535*"/>
    </style:style>
    <style:style style:name="Table36.A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2.845cm" table:align="margins"/>
    </style:style>
    <style:style style:name="Table18.A" style:family="table-column">
      <style:table-column-properties style:column-width="12.845cm" style:rel-column-width="65535*"/>
    </style:style>
    <style:style style:name="Table18.A1" style:family="table-cell">
      <style:table-cell-properties fo:padding="0.097cm" fo:border="0.002cm solid #000000"/>
    </style:style>
    <style:style style:name="Table19" style:family="table">
      <style:table-properties style:width="12.651cm" table:align="margins"/>
    </style:style>
    <style:style style:name="Table19.A" style:family="table-column">
      <style:table-column-properties style:column-width="12.651cm" style:rel-column-width="65535*"/>
    </style:style>
    <style:style style:name="Table19.A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2.651cm" table:align="margins"/>
    </style:style>
    <style:style style:name="Table20.A" style:family="table-column">
      <style:table-column-properties style:column-width="12.651cm" style:rel-column-width="65535*"/>
    </style:style>
    <style:style style:name="Table20.A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2.857cm" table:align="margins"/>
    </style:style>
    <style:style style:name="Table37.A" style:family="table-column">
      <style:table-column-properties style:column-width="12.857cm" style:rel-column-width="65535*"/>
    </style:style>
    <style:style style:name="Table37.A1" style:family="table-cell">
      <style:table-cell-properties fo:padding="0.097cm" fo:border="0.002cm solid #000000"/>
    </style:style>
    <style:style style:name="Table38" style:family="table">
      <style:table-properties style:width="12.663cm" table:align="margins"/>
    </style:style>
    <style:style style:name="Table38.A" style:family="table-column">
      <style:table-column-properties style:column-width="12.663cm" style:rel-column-width="65535*"/>
    </style:style>
    <style:style style:name="Table38.A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2.663cm" table:align="margins"/>
    </style:style>
    <style:style style:name="Table39.A" style:family="table-column">
      <style:table-column-properties style:column-width="12.663cm" style:rel-column-width="65535*"/>
    </style:style>
    <style:style style:name="Table39.A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>
        <style:tab-stops>
          <style:tab-stop style:position="14.367cm"/>
        </style:tab-stops>
      </style:paragraph-properties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14pt" fo:background-color="transparent" style:font-size-asian="14pt" style:language-asian="zh" style:country-asian="TW" style:font-size-complex="14pt"/>
    </style:style>
    <style:style style:name="P4" style:family="paragraph" style:parent-style-name="Standard">
      <style:text-properties fo:color="#000000" style:font-name="Trebuchet MS" fo:font-size="14pt" fo:background-color="transparent" style:font-size-asian="14pt" style:font-size-complex="14pt"/>
    </style:style>
    <style:style style:name="P5" style:family="paragraph" style:parent-style-name="Standard">
      <style:text-properties fo:color="#000000" style:font-name="Trebuchet MS" fo:font-size="14pt" fo:background-color="transparent" style:font-size-asian="14pt" style:language-asian="zh" style:country-asian="TW" style:font-size-complex="14pt"/>
    </style:style>
    <style:style style:name="P6" style:family="paragraph" style:parent-style-name="Standard">
      <style:text-properties fo:color="#b3b3b3" style:font-name="Trebuchet MS" fo:font-size="14pt" fo:background-color="transparent" style:font-size-asian="14pt" style:font-size-complex="14pt"/>
    </style:style>
    <style:style style:name="P7" style:family="paragraph" style:parent-style-name="Table_20_Contents"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9" style:family="paragraph" style:parent-style-name="Table_20_Heading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b3b3b3" style:font-name="Trebuchet MS" fo:font-size="14pt" fo:background-color="transparent" style:font-size-asian="14pt" style:language-asian="zh" style:country-asian="TW" style:font-size-complex="14pt"/>
    </style:style>
    <style:style style:name="P12" style:family="paragraph" style:parent-style-name="Table_20_Contents">
      <style:text-properties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13" style:family="paragraph" style:parent-style-name="Table_20_Contents">
      <style:text-properties fo:color="#b3b3b3"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16" style:family="paragraph" style:parent-style-name="Table_20_Contents">
      <style:text-properties style:font-name="Trebuchet MS" fo:font-size="14pt" fo:background-color="transparent" style:font-size-asian="14pt" style:font-size-complex="14pt"/>
    </style:style>
    <style:style style:name="P17" style:family="paragraph" style:parent-style-name="Table_20_Contents">
      <style:text-properties style:font-name="Trebuchet MS" fo:font-size="14pt" fo:background-color="transparent" style:font-size-asian="14pt" style:language-asian="zh" style:country-asian="TW" style:font-size-complex="14pt"/>
    </style:style>
    <style:style style:name="P18" style:family="paragraph" style:parent-style-name="Table_20_Contents">
      <style:text-properties fo:color="#b3b3b3" style:font-name="Trebuchet MS" fo:font-size="14pt" fo:background-color="transparent" style:font-size-asian="14pt" style:language-asian="zh" style:country-asian="TW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font-size="14pt" fo:background-color="transparen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rebuchet MS" fo:font-size="14pt" fo:background-color="transparent" style:font-size-asian="14pt" style:language-asian="zh" style:country-asian="TW" style:font-size-complex="14pt"/>
    </style:style>
    <style:style style:name="P21" style:family="paragraph" style:parent-style-name="Table_20_Contents">
      <style:text-properties fo:color="#b3b3b3" style:font-name="Trebuchet MS" fo:font-size="14pt" fo:background-color="transparent" style:font-size-asian="14pt" style:font-size-complex="14pt"/>
    </style:style>
    <style:style style:name="P22" style:family="paragraph" style:parent-style-name="Standard">
      <style:text-properties fo:color="#00ae00" style:font-name="Trebuchet MS" fo:font-size="14pt" fo:background-color="transparent" style:font-size-asian="14pt" style:font-size-complex="14pt"/>
    </style:style>
    <style:style style:name="P23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ae00" style:font-name="Trebuchet MS" fo:font-size="14pt" fo:background-color="transparent" style:font-size-asian="14pt" style:language-asian="zh" style:country-asian="TW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P27" style:family="paragraph" style:parent-style-name="Table_20_Heading">
      <style:paragraph-properties fo:text-align="start" style:justify-single-word="false"/>
      <style:text-properties fo:color="#b3b3b3" style:font-name="Trebuchet MS" fo:font-size="14pt" fo:font-weight="normal" fo:background-color="transparent" style:font-size-asian="14pt" style:language-asian="zh" style:country-asian="TW" style:font-weight-asian="normal" style:font-size-complex="14pt" style:font-weight-complex="normal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language-asian="zh" style:country-asian="TW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b3b3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dule: <text:span text:style-name="T1">corpus</text:span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English</text:p>
          </table:table-cell>
          <table:table-cell table:style-name="Table1.A1" office:value-type="string">
            <text:p text:style-name="P3">中文</text:p>
          </table:table-cell>
        </table:table-row>
        <table:table-row>
          <table:table-cell table:style-name="Table1.A3" office:value-type="string">
            <text:p text:style-name="P4">&lt;activity&gt;</text:p>
            <text:p text:style-name="P4">(activity)</text:p>
            <text:p text:style-name="P4">contains a brief informal description of what a participant in a language interaction is doing other than speaking, if anything.</text:p>
          </table:table-cell>
          <table:table-cell table:style-name="Table1.B3" office:value-type="string">
            <text:p text:style-name="P5">&lt;動作&gt;</text:p>
            <text:p text:style-name="P5">(動作)</text:p>
            <text:p text:style-name="P5">包含簡短非正式的文字，描述一個對話參與者除了說話以外其他可能的動作。</text:p>
          </table:table-cell>
        </table:table-row>
        <table:table-row>
          <table:table-cell table:style-name="Table1.A4" office:value-type="string">
            <text:p text:style-name="P4">&lt;channel&gt;</text:p>
            <text:p text:style-name="P4">(primary channel)</text:p>
            <text:p text:style-name="P4">describes the medium or channel by which a text is delivered or experienced. For a written text, this might be print, manuscript, e-mail, etc.; for a spoken one, radio, telephone, face-to-face, etc.</text:p>
            <text:p text:style-name="P6">att<text:span text:style-name="T1">ributes=</text:span></text:p>
            <table:table table:name="Table2" table:style-name="Table2">
              <table:table-column table:style-name="Table2.A"/>
              <table:table-header-rows>
                <table:table-row>
                  <table:table-cell table:style-name="Table2.A1" office:value-type="string">
                    <text:p text:style-name="P7">mode</text:p>
                    <text:p text:style-name="P7">-specifies the mode of this channel with respect to speech and writing.</text:p>
                    <text:p text:style-name="P8">values=</text:p>
                    <table:table table:name="Table3" table:style-name="Table3">
                      <table:table-column table:style-name="Table3.A"/>
                      <table:table-header-rows>
                        <table:table-row>
                          <table:table-cell table:style-name="Table3.A1" office:value-type="string">
                            <text:p text:style-name="P9">s</text:p>
                            <text:p text:style-name="P9">(spoken)</text:p>
                          </table:table-cell>
                        </table:table-row>
                      </table:table-header-rows>
                      <table:table-row>
                        <table:table-cell table:style-name="Table3.A2" office:value-type="string">
                          <text:p text:style-name="P10">w</text:p>
                          <text:p text:style-name="P10">(written)</text:p>
                        </table:table-cell>
                      </table:table-row>
                      <table:table-row>
                        <table:table-cell table:style-name="Table3.A2" office:value-type="string">
                          <text:p text:style-name="P10">sw</text:p>
                          <text:p text:style-name="P10">(spoken to be written (e.g. dictation))</text:p>
                        </table:table-cell>
                      </table:table-row>
                      <table:table-row>
                        <table:table-cell table:style-name="Table3.A2" office:value-type="string">
                          <text:p text:style-name="P10">ws</text:p>
                          <text:p text:style-name="P10">(written to be spoken (e.g. a script))</text:p>
                        </table:table-cell>
                      </table:table-row>
                      <table:table-row>
                        <table:table-cell table:style-name="Table3.A2" office:value-type="string">
                          <text:p text:style-name="P10">m</text:p>
                          <text:p text:style-name="P10">(mixed modes)</text:p>
                        </table:table-cell>
                      </table:table-row>
                      <table:table-row>
                        <table:table-cell table:style-name="Table3.A2" office:value-type="string">
                          <text:p text:style-name="P10">x</text:p>
                          <text:p text:style-name="P10">(unknown or inapplicable)</text:p>
                        </table:table-cell>
                      </table:table-row>
                    </table:table>
                    <text:p text:style-name="P7"/>
                  </table:table-cell>
                </table:table-row>
              </table:table-header-rows>
            </table:table>
            <text:p text:style-name="P5"/>
          </table:table-cell>
          <table:table-cell table:style-name="Table1.B4" office:value-type="string">
            <text:p text:style-name="P5">&lt;途徑&gt;</text:p>
            <text:p text:style-name="P5">(主要途徑)</text:p>
            <text:p text:style-name="P5">描述文本產生途徑或傳達媒介。書面文本的途徑可能是印製、手書、電子郵件等；口說文本的例子則有廣播、電話、面對面交談等。</text:p>
            <text:p text:style-name="P11">屬性=</text:p>
            <table:table table:name="Table21" table:style-name="Table21">
              <table:table-column table:style-name="Table21.A"/>
              <table:table-header-rows>
                <table:table-row>
                  <table:table-cell table:style-name="Table21.A1" office:value-type="string">
                    <text:p text:style-name="P12">模式</text:p>
                    <text:p text:style-name="P7">-<text:span text:style-name="T1">指明該途徑為口說或書面模式。</text:span></text:p>
                    <text:p text:style-name="P12"/>
                    <text:p text:style-name="P8"><text:span text:style-name="T1">屬性值</text:span>=</text:p>
                    <table:table table:name="Table22" table:style-name="Table22">
                      <table:table-column table:style-name="Table22.A"/>
                      <table:table-header-rows>
                        <table:table-row>
                          <table:table-cell table:style-name="Table22.A1" office:value-type="string">
                            <text:p text:style-name="P9">s</text:p>
                            <text:p text:style-name="P9">(<text:span text:style-name="T1">口說</text:span>)</text:p>
                          </table:table-cell>
                        </table:table-row>
                      </table:table-header-rows>
                      <table:table-row>
                        <table:table-cell table:style-name="Table22.A2" office:value-type="string">
                          <text:p text:style-name="P10">w</text:p>
                          <text:p text:style-name="P10">(<text:span text:style-name="T1">書面</text:span>)</text:p>
                        </table:table-cell>
                      </table:table-row>
                      <table:table-row>
                        <table:table-cell table:style-name="Table22.A2" office:value-type="string">
                          <text:p text:style-name="P10">sw</text:p>
                          <text:p text:style-name="P10">(<text:span text:style-name="T1">由口說轉成書面</text:span> (<text:span text:style-name="T1">例：聽寫文字</text:span>))</text:p>
                        </table:table-cell>
                      </table:table-row>
                      <table:table-row>
                        <table:table-cell table:style-name="Table22.A2" office:value-type="string">
                          <text:p text:style-name="P10">ws</text:p>
                          <text:p text:style-name="P10">(<text:span text:style-name="T1">由書面轉成口說 </text:span>(<text:span text:style-name="T1">例：劇本</text:span>))</text:p>
                        </table:table-cell>
                      </table:table-row>
                      <table:table-row>
                        <table:table-cell table:style-name="Table22.A2" office:value-type="string">
                          <text:p text:style-name="P10">m</text:p>
                          <text:p text:style-name="P10">(<text:span text:style-name="T1">口說書面混合模式</text:span>)</text:p>
                        </table:table-cell>
                      </table:table-row>
                      <table:table-row>
                        <table:table-cell table:style-name="Table22.A2" office:value-type="string">
                          <text:p text:style-name="P10">x</text:p>
                          <text:p text:style-name="P10">(<text:span text:style-name="T1">模式不明</text:span>)</text:p>
                        </table:table-cell>
                      </table:table-row>
                    </table:table>
                    <text:p text:style-name="P7"/>
                  </table:table-cell>
                </table:table-row>
              </table:table-header-rows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constitution&gt;<text:line-break/>describes the internal composition of a text or text sample, for example as fragmentary, complete, etc.</text:p>
            <text:p text:style-name="P6">att<text:span text:style-name="T1">ributes=</text:span></text:p>
            <table:table table:name="Table4" table:style-name="Table4">
              <table:table-column table:style-name="Table4.A"/>
              <table:table-header-rows>
                <table:table-row>
                  <table:table-cell table:style-name="Table4.A1" office:value-type="string">
                    <text:p text:style-name="P7">typ<text:span text:style-name="T1">e</text:span></text:p>
                    <text:p text:style-name="P12">-specifies how the text was constituted.</text:p>
                    <text:p text:style-name="P13">values=</text:p>
                    <table:table table:name="Table5" table:style-name="Table5">
                      <table:table-column table:style-name="Table5.A"/>
                      <table:table-header-rows>
                        <table:table-row>
                          <table:table-cell table:style-name="Table5.A1" office:value-type="string">
                            <text:p text:style-name="P9">single</text:p>
                            <text:p text:style-name="P9">(a single complete text)</text:p>
                          </table:table-cell>
                        </table:table-row>
                      </table:table-header-rows>
                      <table:table-row>
                        <table:table-cell table:style-name="Table5.A2" office:value-type="string">
                          <text:p text:style-name="P10">com<text:span text:style-name="T1">posite</text:span></text:p>
                          <text:p text:style-name="P14">(a text made by combining several smaller items, each individually complete)</text:p>
                        </table:table-cell>
                      </table:table-row>
                      <table:table-row>
                        <table:table-cell table:style-name="Table5.A2" office:value-type="string">
                          <text:p text:style-name="P10">fra<text:span text:style-name="T1">gs</text:span></text:p>
                          <text:p text:style-name="P14">(a text made by combining several smaller, not necessarily complete, items)</text:p>
                        </table:table-cell>
                      </table:table-row>
                      <table:table-row>
                        <table:table-cell table:style-name="Table5.A2" office:value-type="string">
                          <text:p text:style-name="P10">unknown</text:p>
                          <text:p text:style-name="P10">(composition unknown or unspecified)</text:p>
                        </table:table-cell>
                      </table:table-row>
                    </table:table>
                    <text:p text:style-name="P12"/>
                  </table:table-cell>
                </table:table-row>
              </table:table-header-rows>
            </table:table>
            <text:p text:style-name="P5"/>
          </table:table-cell>
          <table:table-cell table:style-name="Table1.B4" office:value-type="string">
            <text:p text:style-name="P4">&lt;<text:span text:style-name="T1">結構</text:span>&gt;<text:line-break/><text:span text:style-name="T1">描述文本或文本樣本的內部結構，例如拼湊的或完整的結構。</text:span></text:p>
            <text:p text:style-name="P11">屬性=</text:p>
            <table:table table:name="Table25" table:style-name="Table25">
              <table:table-column table:style-name="Table25.A"/>
              <table:table-header-rows>
                <table:table-row>
                  <table:table-cell table:style-name="Table25.A1" office:value-type="string">
                    <text:p text:style-name="P12">類型</text:p>
                    <text:p text:style-name="P12">-說明文本構成方式。</text:p>
                    <text:p text:style-name="P13">屬性值=</text:p>
                    <table:table table:name="Table26" table:style-name="Table26">
                      <table:table-column table:style-name="Table26.A"/>
                      <table:table-header-rows>
                        <table:table-row>
                          <table:table-cell table:style-name="Table26.A1" office:value-type="string">
                            <text:p text:style-name="P15">單一式</text:p>
                            <text:p text:style-name="P9">(<text:span text:style-name="T1">單一完整的文本</text:span>)</text:p>
                          </table:table-cell>
                        </table:table-row>
                      </table:table-header-rows>
                      <table:table-row>
                        <table:table-cell table:style-name="Table26.A2" office:value-type="string">
                          <text:p text:style-name="P14">合成式</text:p>
                          <text:p text:style-name="P14">(文本由許多小項目所組成，每個項目都是獨立完整的)</text:p>
                          <text:p text:style-name="P14"/>
                        </table:table-cell>
                      </table:table-row>
                      <table:table-row>
                        <table:table-cell table:style-name="Table26.A2" office:value-type="string">
                          <text:p text:style-name="P14">拼湊式</text:p>
                          <text:p text:style-name="P14">(文本由許多小項目所組成，每個項目不一定完整)</text:p>
                          <text:p text:style-name="P14"/>
                        </table:table-cell>
                      </table:table-row>
                      <table:table-row>
                        <table:table-cell table:style-name="Table26.A2" office:value-type="string">
                          <text:p text:style-name="P14">未知</text:p>
                          <text:p text:style-name="P10">(<text:span text:style-name="T2">文本結構未知或未加以說明</text:span>)</text:p>
                        </table:table-cell>
                      </table:table-row>
                    </table:table>
                    <text:p text:style-name="P12"/>
                  </table:table-cell>
                </table:table-row>
              </table:table-header-rows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derivation&gt;</text:p>
            <text:p text:style-name="P4">describes the nature and extent of originality of this text.</text:p>
            <text:p text:style-name="P6">att<text:span text:style-name="T1">ributes=</text:span></text:p>
            <table:table table:name="Table6" table:style-name="Table6">
              <table:table-column table:style-name="Table6.A"/>
              <table:table-header-rows>
                <table:table-row>
                  <table:table-cell table:style-name="Table6.A1" office:value-type="string">
                    <text:p text:style-name="P16">typ<text:span text:style-name="T1">e</text:span></text:p>
                    <text:p text:style-name="P17">-categorizes the derivation of the text.</text:p>
                    <text:p text:style-name="P18">values=</text:p>
                    <table:table table:name="Table7" table:style-name="Table7">
                      <table:table-column table:style-name="Table7.A"/>
                      <table:table-header-rows>
                        <table:table-row>
                          <table:table-cell table:style-name="Table7.A1" office:value-type="string">
                            <text:p text:style-name="P9">ori<text:span text:style-name="T1">ginal</text:span></text:p>
                            <text:p text:style-name="P15">(text is original)</text:p>
                          </table:table-cell>
                        </table:table-row>
                      </table:table-header-rows>
                      <table:table-row>
                        <table:table-cell table:style-name="Table7.A2" office:value-type="string">
                          <text:p text:style-name="P10">rev<text:span text:style-name="T1">ision </text:span></text:p>
                          <text:p text:style-name="P14">(text is a revision of some other text)</text:p>
                        </table:table-cell>
                      </table:table-row>
                      <table:table-row>
                        <table:table-cell table:style-name="Table7.A2" office:value-type="string">
                          <text:p text:style-name="P10">tra<text:span text:style-name="T1">nslation</text:span></text:p>
                          <text:p text:style-name="P14">(text is a translation of some other text)</text:p>
                        </table:table-cell>
                      </table:table-row>
                      <table:table-row>
                        <table:table-cell table:style-name="Table7.A2" office:value-type="string">
                          <text:p text:style-name="P10">abridgment</text:p>
                          <text:p text:style-name="P10">(&gt;text is an abridged version of some other text)</text:p>
                        </table:table-cell>
                      </table:table-row>
                      <table:table-row>
                        <table:table-cell table:style-name="Table7.A2" office:value-type="string">
                          <text:p text:style-name="P10">plagiarism</text:p>
                          <text:p text:style-name="P10">(text is plagiarized from some other text)</text:p>
                        </table:table-cell>
                      </table:table-row>
                      <table:table-row>
                        <table:table-cell table:style-name="Table7.A2" office:value-type="string">
                          <text:p text:style-name="P10">tra<text:span text:style-name="T1">ditional</text:span></text:p>
                          <text:p text:style-name="P14">(text has no obvious source but is one of a number derived from some common ancestor)</text:p>
                        </table:table-cell>
                      </table:table-row>
                    </table:table>
                    <text:p text:style-name="P17"/>
                  </table:table-cell>
                </table:table-row>
              </table:table-header-rows>
            </table:table>
            <text:p text:style-name="P5"/>
          </table:table-cell>
          <table:table-cell table:style-name="Table1.B4" office:value-type="string">
            <text:p text:style-name="P5">&lt;來歷&gt;</text:p>
            <text:p text:style-name="P5">描述文本的特性與原創性的程度。</text:p>
            <text:p text:style-name="P5"/>
            <text:p text:style-name="P11">屬性=</text:p>
            <table:table table:name="Table29" table:style-name="Table29">
              <table:table-column table:style-name="Table29.A"/>
              <table:table-header-rows>
                <table:table-row>
                  <table:table-cell table:style-name="Table29.A1" office:value-type="string">
                    <text:p text:style-name="P16">typ<text:span text:style-name="T1">e</text:span></text:p>
                    <text:p text:style-name="P17">-將文本來歷分類。</text:p>
                    <text:p text:style-name="P13">屬性值=</text:p>
                    <table:table table:name="Table30" table:style-name="Table30">
                      <table:table-column table:style-name="Table30.A"/>
                      <table:table-header-rows>
                        <table:table-row>
                          <table:table-cell table:style-name="Table30.A1" office:value-type="string">
                            <text:p text:style-name="P9">ori<text:span text:style-name="T1">ginal</text:span></text:p>
                            <text:p text:style-name="P15">(該文本為原創文本)</text:p>
                          </table:table-cell>
                        </table:table-row>
                      </table:table-header-rows>
                      <table:table-row>
                        <table:table-cell table:style-name="Table30.A2" office:value-type="string">
                          <text:p text:style-name="P10">rev<text:span text:style-name="T1">ision </text:span></text:p>
                          <text:p text:style-name="P14">(該文本為另一文本的修訂版)</text:p>
                        </table:table-cell>
                      </table:table-row>
                      <table:table-row>
                        <table:table-cell table:style-name="Table30.A2" office:value-type="string">
                          <text:p text:style-name="P10">tra<text:span text:style-name="T1">nslation</text:span></text:p>
                          <text:p text:style-name="P14">(該文本為另一文本的翻譯版)</text:p>
                        </table:table-cell>
                      </table:table-row>
                      <table:table-row>
                        <table:table-cell table:style-name="Table30.A2" office:value-type="string">
                          <text:p text:style-name="P10">abridgment</text:p>
                          <text:p text:style-name="P10">(<text:span text:style-name="T1">該文本為另一文本的刪節版</text:span>)</text:p>
                        </table:table-cell>
                      </table:table-row>
                      <table:table-row>
                        <table:table-cell table:style-name="Table30.A2" office:value-type="string">
                          <text:p text:style-name="P10">plagiarism</text:p>
                          <text:p text:style-name="P10">(<text:span text:style-name="T1">該文本抄襲自另一文本)</text:span></text:p>
                        </table:table-cell>
                      </table:table-row>
                      <table:table-row>
                        <table:table-cell table:style-name="Table30.A2" office:value-type="string">
                          <text:p text:style-name="P10">tra<text:span text:style-name="T1">ditional</text:span></text:p>
                          <text:p text:style-name="P14">(該文本無明確來源，但和其他文本有共同的衍生來歷)</text:p>
                        </table:table-cell>
                      </table:table-row>
                    </table:table>
                    <text:p text:style-name="P17"/>
                  </table:table-cell>
                </table:table-row>
              </table:table-header-rows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domain&gt;</text:p>
            <text:p text:style-name="P4">(Domain of use)</text:p>
            <text:p text:style-name="P4">describes the most important social context in which the text was realized or for which it is intended, for example private vs. public,education, religion, etc.</text:p>
            <text:p text:style-name="P6">att<text:span text:style-name="T1">ributes=</text:span></text:p>
            <table:table table:name="Table8" table:style-name="Table8">
              <table:table-column table:style-name="Table8.A"/>
              <table:table-header-rows>
                <table:table-row>
                  <table:table-cell table:style-name="Table8.A1" office:value-type="string">
                    <text:p text:style-name="P16">type</text:p>
                    <text:p text:style-name="P16">-categorizes the domain of use.</text:p>
                    <text:p text:style-name="P18">values=</text:p>
                    <table:table table:name="Table9" table:style-name="Table9">
                      <table:table-column table:style-name="Table9.A"/>
                      <table:table-header-rows>
                        <table:table-row>
                          <table:table-cell table:style-name="Table9.A1" office:value-type="string">
                            <text:p text:style-name="P9">art<text:span text:style-name="T1"> 藝術</text:span></text:p>
                            <text:p text:style-name="P9">(art and entertainment<text:span text:style-name="T1">藝術和娛樂</text:span>)</text:p>
                          </table:table-cell>
                        </table:table-row>
                      </table:table-header-rows>
                      <table:table-row>
                        <table:table-cell table:style-name="Table9.A2" office:value-type="string">
                          <text:p text:style-name="P19">domestic </text:p>
                          <text:p text:style-name="P19">(domestic and private<text:span text:style-name="T1">和私人</text:span>)</text:p>
                        </table:table-cell>
                      </table:table-row>
                      <table:table-row>
                        <table:table-cell table:style-name="Table9.A2" office:value-type="string">
                          <text:p text:style-name="P19">religious <text:span text:style-name="T1">宗教</text:span></text:p>
                          <text:p text:style-name="P19">(religious and ceremonial<text:span text:style-name="T1">宗教和儀式</text:span>)</text:p>
                        </table:table-cell>
                      </table:table-row>
                      <table:table-row>
                        <table:table-cell table:style-name="Table9.A2" office:value-type="string">
                          <text:p text:style-name="P19">business<text:span text:style-name="T1"> 商業</text:span></text:p>
                          <text:p text:style-name="P20">(business and work place 商業和工作場所)</text:p>
                        </table:table-cell>
                      </table:table-row>
                      <table:table-row>
                        <table:table-cell table:style-name="Table9.A2" office:value-type="string">
                          <text:p text:style-name="P19">education<text:span text:style-name="T1"> 教育</text:span></text:p>
                          <text:p text:style-name="P20">(education教育)</text:p>
                        </table:table-cell>
                      </table:table-row>
                      <table:table-row>
                        <table:table-cell table:style-name="Table9.A2" office:value-type="string">
                          <text:p text:style-name="P19">govt <text:span text:style-name="T1">政府</text:span></text:p>
                          <text:p text:style-name="P19">(government and law<text:span text:style-name="T1">政府和法律</text:span>)</text:p>
                        </table:table-cell>
                      </table:table-row>
                      <table:table-row>
                        <table:table-cell table:style-name="Table9.A2" office:value-type="string">
                          <text:p text:style-name="P19">public</text:p>
                          <text:p text:style-name="P19">(other forms of public context)</text:p>
                        </table:table-cell>
                      </table:table-row>
                    </table:table>
                    <text:p text:style-name="P16"/>
                  </table:table-cell>
                </table:table-row>
              </table:table-header-rows>
            </table:table>
            <text:p text:style-name="P4"/>
          </table:table-cell>
          <table:table-cell table:style-name="Table1.B4" office:value-type="string">
            <text:p text:style-name="P4">&lt;<text:span text:style-name="T1">應用領域</text:span>&gt;</text:p>
            <text:p text:style-name="P4">(<text:span text:style-name="T1">應用領域</text:span>)</text:p>
            <text:p text:style-name="P5">描述該文本最重要的應用領域或是社會用途所在，例如私人與公共、教育、宗教等。</text:p>
            <text:p text:style-name="P5"/>
            <text:p text:style-name="P11">屬性=</text:p>
            <table:table table:name="Table23" table:style-name="Table23">
              <table:table-column table:style-name="Table23.A"/>
              <table:table-header-rows>
                <table:table-row>
                  <table:table-cell table:style-name="Table23.A1" office:value-type="string">
                    <text:p text:style-name="P17">類型</text:p>
                    <text:p text:style-name="P16">-<text:span text:style-name="T1">將應用領域分類。</text:span></text:p>
                    <text:p text:style-name="P13">屬性值=</text:p>
                    <table:table table:name="Table24" table:style-name="Table24">
                      <table:table-column table:style-name="Table24.A"/>
                      <table:table-header-rows>
                        <table:table-row>
                          <table:table-cell table:style-name="Table24.A1" office:value-type="string">
                            <text:p text:style-name="P15">藝術</text:p>
                            <text:p text:style-name="P9">(<text:span text:style-name="T1">藝術和娛樂</text:span>)</text:p>
                          </table:table-cell>
                        </table:table-row>
                      </table:table-header-rows>
                      <table:table-row>
                        <table:table-cell table:style-name="Table24.A2" office:value-type="string">
                          <text:p text:style-name="P20">家庭</text:p>
                          <text:p text:style-name="P19">(家庭<text:span text:style-name="T1">和私人</text:span>)</text:p>
                        </table:table-cell>
                      </table:table-row>
                      <table:table-row>
                        <table:table-cell table:style-name="Table24.A2" office:value-type="string">
                          <text:p text:style-name="P19"><text:s/><text:span text:style-name="T1">宗教</text:span></text:p>
                          <text:p text:style-name="P19">(<text:span text:style-name="T1">宗教和儀式</text:span>)</text:p>
                        </table:table-cell>
                      </table:table-row>
                      <table:table-row>
                        <table:table-cell table:style-name="Table24.A2" office:value-type="string">
                          <text:p text:style-name="P20">商業</text:p>
                          <text:p text:style-name="P20">(商業和工作場所)</text:p>
                        </table:table-cell>
                      </table:table-row>
                      <table:table-row>
                        <table:table-cell table:style-name="Table24.A2" office:value-type="string">
                          <text:p text:style-name="P20"><text:s/>教育</text:p>
                          <text:p text:style-name="P20">(教育)</text:p>
                        </table:table-cell>
                      </table:table-row>
                      <table:table-row>
                        <table:table-cell table:style-name="Table24.A2" office:value-type="string">
                          <text:p text:style-name="P20">政府</text:p>
                          <text:p text:style-name="P19">(<text:span text:style-name="T1">政府和法律</text:span>)</text:p>
                        </table:table-cell>
                      </table:table-row>
                      <table:table-row>
                        <table:table-cell table:style-name="Table24.A2" office:value-type="string">
                          <text:p text:style-name="P20">公共</text:p>
                          <text:p text:style-name="P19">(<text:span text:style-name="T1">其他公共領域</text:span>)</text:p>
                        </table:table-cell>
                      </table:table-row>
                    </table:table>
                    <text:p text:style-name="P16"/>
                  </table:table-cell>
                </table:table-row>
              </table:table-header-rows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factuality&gt;</text:p>
            <text:p text:style-name="P4">describes the extent to which the text may be regarded as imaginative or non-imaginative, that is, as describing a fictional or a non-fictional world.</text:p>
            <text:p text:style-name="P6">att<text:span text:style-name="T1">ributes=</text:span></text:p>
            <table:table table:name="Table10" table:style-name="Table10">
              <table:table-column table:style-name="Table10.A"/>
              <table:table-header-rows>
                <table:table-row>
                  <table:table-cell table:style-name="Table10.A1" office:value-type="string">
                    <text:p text:style-name="P16">type</text:p>
                    <text:p text:style-name="P16">-categorizes the factuality of the text.</text:p>
                    <text:p text:style-name="P21">values=</text:p>
                    <table:table table:name="Table11" table:style-name="Table11">
                      <table:table-column table:style-name="Table11.A"/>
                      <table:table-header-rows>
                        <table:table-row>
                          <table:table-cell table:style-name="Table11.A1" office:value-type="string">
                            <text:p text:style-name="P9">fiction</text:p>
                            <text:p text:style-name="P9">(the text is to be regarded as entirely imaginative)</text:p>
                          </table:table-cell>
                        </table:table-row>
                      </table:table-header-rows>
                      <table:table-row>
                        <table:table-cell table:style-name="Table11.A2" office:value-type="string">
                          <text:p text:style-name="P10">fac<text:span text:style-name="T1">t</text:span></text:p>
                          <text:p text:style-name="P14">(the text is to be regarded as entirely informative or factual)</text:p>
                        </table:table-cell>
                      </table:table-row>
                      <table:table-row>
                        <table:table-cell table:style-name="Table11.A2" office:value-type="string">
                          <text:p text:style-name="P10">mixed</text:p>
                          <text:p text:style-name="P10">(the text contains a mixture of fact and fiction)</text:p>
                        </table:table-cell>
                      </table:table-row>
                      <table:table-row>
                        <table:table-cell table:style-name="Table11.A2" office:value-type="string">
                          <text:p text:style-name="P10">inapplicable</text:p>
                          <text:p text:style-name="P10">(the fiction/fact distinction is not regarded as helpful or appropriate to this text)</text:p>
                        </table:table-cell>
                      </table:table-row>
                    </table:table>
                    <text:p text:style-name="P16"/>
                  </table:table-cell>
                </table:table-row>
              </table:table-header-rows>
            </table:table>
            <text:p text:style-name="P4"/>
          </table:table-cell>
          <table:table-cell table:style-name="Table1.B4" office:value-type="string">
            <text:p text:style-name="P4">&lt;<text:span text:style-name="T1">真實性</text:span>&gt;</text:p>
            <text:p text:style-name="P5">描述文本內容可能被認為是想像的程度、所描繪的為虛構或真實的世界。</text:p>
            <text:p text:style-name="P5"/>
            <text:p text:style-name="P11">屬性=</text:p>
            <table:table table:name="Table27" table:style-name="Table27">
              <table:table-column table:style-name="Table27.A"/>
              <table:table-header-rows>
                <table:table-row>
                  <table:table-cell table:style-name="Table27.A1" office:value-type="string">
                    <text:p text:style-name="P16">type</text:p>
                    <text:p text:style-name="P16">-<text:span text:style-name="T1">將文本的真實性分類。</text:span></text:p>
                    <text:p text:style-name="P13">屬性值=</text:p>
                    <table:table table:name="Table28" table:style-name="Table28">
                      <table:table-column table:style-name="Table28.A"/>
                      <table:table-header-rows>
                        <table:table-row>
                          <table:table-cell table:style-name="Table28.A1" office:value-type="string">
                            <text:p text:style-name="P9">fiction</text:p>
                            <text:p text:style-name="P9">(<text:span text:style-name="T1">文本為完全虛構</text:span>)</text:p>
                          </table:table-cell>
                        </table:table-row>
                      </table:table-header-rows>
                      <table:table-row>
                        <table:table-cell table:style-name="Table28.A2" office:value-type="string">
                          <text:p text:style-name="P10">fac<text:span text:style-name="T1">t</text:span></text:p>
                          <text:p text:style-name="P14">(文本完全根據事實)</text:p>
                          <text:p text:style-name="P14"/>
                        </table:table-cell>
                      </table:table-row>
                      <table:table-row>
                        <table:table-cell table:style-name="Table28.A2" office:value-type="string">
                          <text:p text:style-name="P10">mixed</text:p>
                          <text:p text:style-name="P10">(<text:span text:style-name="T1">文本內容部分虛構、部分根據事實</text:span>)</text:p>
                        </table:table-cell>
                      </table:table-row>
                      <table:table-row>
                        <table:table-cell table:style-name="Table28.A2" office:value-type="string">
                          <text:p text:style-name="P10">inapplicable</text:p>
                          <text:p text:style-name="P10">(<text:span text:style-name="T1">區分真實性對該文本並無助益或並不適當</text:span>)</text:p>
                        </table:table-cell>
                      </table:table-row>
                    </table:table>
                    <text:p text:style-name="P16"/>
                  </table:table-cell>
                </table:table-row>
              </table:table-header-rows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firstLang&gt;</text:p>
            <text:p text:style-name="P4">(First language)</text:p>
            <text:p text:style-name="P22"><text:span text:style-name="T1"/></text:p>
            <text:p text:style-name="P4">specifies the first language of a participant.<text:span text:style-name="T1"> </text:span></text:p>
          </table:table-cell>
          <table:table-cell table:style-name="Table1.B4" office:value-type="string">
            <text:p text:style-name="P5">&lt;第一語言&gt;</text:p>
            <text:p text:style-name="P4">(<text:span text:style-name="T1">第一語言</text:span>)</text:p>
            <text:p text:style-name="P22"/>
            <text:p text:style-name="P5">標明參與者的第一語言。</text:p>
          </table:table-cell>
        </table:table-row>
        <table:table-row>
          <table:table-cell table:style-name="Table1.A4" office:value-type="string">
            <text:p text:style-name="P4">&lt;interaction&gt;</text:p>
            <text:p text:style-name="P4">describes the extant, cardinality and nature of any interaction among those producing and experiencing the text, for example in the form of response or interjection, commentary etc.</text:p>
            <text:p text:style-name="P6">att<text:span text:style-name="T1">ributes=</text:span></text:p>
            <table:table table:name="Table12" table:style-name="Table12">
              <table:table-column table:style-name="Table12.A"/>
              <table:table-header-rows>
                <table:table-row>
                  <table:table-cell table:style-name="Table12.A1" office:value-type="string">
                    <text:p text:style-name="P9">type</text:p>
                    <text:p text:style-name="P9">-specifies the degree of interaction between active and passive participants in the text. </text:p>
                    <text:p text:style-name="P23">values=</text:p>
                    <table:table table:name="Table13" table:style-name="Table13">
                      <table:table-column table:style-name="Table13.A"/>
                      <table:table-header-rows>
                        <table:table-row>
                          <table:table-cell table:style-name="Table13.A1" office:value-type="string">
                            <text:p text:style-name="P9">none</text:p>
                            <text:p text:style-name="P9">(no interaction of any kind, e.g. a monologue)</text:p>
                          </table:table-cell>
                        </table:table-row>
                      </table:table-header-rows>
                      <table:table-row>
                        <table:table-cell table:style-name="Table13.A2" office:value-type="string">
                          <text:p text:style-name="P19">par<text:span text:style-name="T1">tial</text:span></text:p>
                          <text:p text:style-name="P20">(some degree of interaction, e.g. a monologue with set responses)</text:p>
                        </table:table-cell>
                      </table:table-row>
                      <table:table-row>
                        <table:table-cell table:style-name="Table13.A2" office:value-type="string">
                          <text:p text:style-name="P19">com<text:span text:style-name="T1">plete</text:span></text:p>
                          <text:p text:style-name="P20">(complete interaction, e.g. a face to face conversation)</text:p>
                        </table:table-cell>
                      </table:table-row>
                      <table:table-row>
                        <table:table-cell table:style-name="Table13.A2" office:value-type="string">
                          <text:p text:style-name="P19">ina<text:span text:style-name="T1">pplicable</text:span></text:p>
                          <text:p text:style-name="P20">(this parameter is inappropriate or inapplicable in this case)</text:p>
                        </table:table-cell>
                      </table:table-row>
                    </table:table>
                    <text:p text:style-name="P9"/>
                  </table:table-cell>
                </table:table-row>
              </table:table-header-rows>
              <table:table-row>
                <table:table-cell table:style-name="Table12.A2" office:value-type="string">
                  <text:p text:style-name="P10">active</text:p>
                  <text:p text:style-name="P10">-specifies the number of active participants (or &lt;term&gt;addressors&lt;/term&gt;) producing parts of the text. </text:p>
                  <text:p text:style-name="P24">values=</text:p>
                  <table:table table:name="Table14" table:style-name="Table14">
                    <table:table-column table:style-name="Table14.A"/>
                    <table:table-header-rows>
                      <table:table-row>
                        <table:table-cell table:style-name="Table14.A1" office:value-type="string">
                          <text:p text:style-name="P9">singular</text:p>
                          <text:p text:style-name="P9">(a single addressor )</text:p>
                        </table:table-cell>
                      </table:table-row>
                    </table:table-header-rows>
                    <table:table-row>
                      <table:table-cell table:style-name="Table14.A2" office:value-type="string">
                        <text:p text:style-name="P10">plural</text:p>
                        <text:p text:style-name="P10">(many addressors)</text:p>
                      </table:table-cell>
                    </table:table-row>
                    <table:table-row>
                      <table:table-cell table:style-name="Table14.A2" office:value-type="string">
                        <text:p text:style-name="P10">corporate</text:p>
                        <text:p text:style-name="P10">(a corporate addressor )</text:p>
                      </table:table-cell>
                    </table:table-row>
                    <table:table-row>
                      <table:table-cell table:style-name="Table14.A2" office:value-type="string">
                        <text:p text:style-name="P10">unknown</text:p>
                        <text:p text:style-name="P10">(number of addressors unknown or unspecifiable )</text:p>
                      </table:table-cell>
                    </table:table-row>
                  </table:table>
                  <text:p text:style-name="P10"/>
                </table:table-cell>
              </table:table-row>
              <table:table-row>
                <table:table-cell table:style-name="Table12.A2" office:value-type="string">
                  <text:p text:style-name="P10">passive</text:p>
                  <text:p text:style-name="P10">-specifies the number of passive participants (or &lt;term&gt;addressees&lt;/term&gt;) to whom a text is directed or in whose presence it is created or performed.</text:p>
                  <text:p text:style-name="P24">values=</text:p>
                  <table:table table:name="Table15" table:style-name="Table15">
                    <table:table-column table:style-name="Table15.A"/>
                    <table:table-header-rows>
                      <table:table-row>
                        <table:table-cell table:style-name="Table15.A1" office:value-type="string">
                          <text:p text:style-name="P9">self</text:p>
                          <text:p text:style-name="P9">(text is addressed to the originator e.g. a diary )</text:p>
                        </table:table-cell>
                      </table:table-row>
                    </table:table-header-rows>
                    <table:table-row>
                      <table:table-cell table:style-name="Table15.A2" office:value-type="string">
                        <text:p text:style-name="P10">single</text:p>
                        <text:p text:style-name="P10">(text is addressed to one other person e.g. a personal letter)</text:p>
                      </table:table-cell>
                    </table:table-row>
                    <table:table-row>
                      <table:table-cell table:style-name="Table15.A2" office:value-type="string">
                        <text:p text:style-name="P10">man<text:span text:style-name="T1">y</text:span></text:p>
                        <text:p text:style-name="P14">(text is addressed to a countable number of others e.g. a conversation in which all participants are identified )</text:p>
                      </table:table-cell>
                    </table:table-row>
                    <table:table-row>
                      <table:table-cell table:style-name="Table15.A2" office:value-type="string">
                        <text:p text:style-name="P10">group</text:p>
                        <text:p text:style-name="P10">(text is addressed to an undefined but fixed number of participants <text:s/>e.g. a lecture)</text:p>
                      </table:table-cell>
                    </table:table-row>
                    <table:table-row>
                      <table:table-cell table:style-name="Table15.A2" office:value-type="string">
                        <text:p text:style-name="P10">world</text:p>
                        <text:p text:style-name="P10">(text is addressed to an undefined and indeterminately large number e.g. a published book)</text:p>
                      </table:table-cell>
                    </table:table-row>
                  </table:table>
                  <text:p text:style-name="P24"/>
                </table:table-cell>
              </table:table-row>
            </table:table>
            <text:p text:style-name="P5"/>
          </table:table-cell>
          <table:table-cell table:style-name="Table1.B4" office:value-type="string">
            <text:p text:style-name="P4">&lt;<text:span text:style-name="T1">互動</text:span>&gt;</text:p>
            <text:p text:style-name="P5">描述文本的創作者與體驗者之間互動關係的規範,基數和特性，例如回應或感嘆、評論等。</text:p>
            <text:p text:style-name="P5"/>
            <text:p text:style-name="P25"/>
            <text:p text:style-name="P11">屬性=</text:p>
            <table:table table:name="Table31" table:style-name="Table31">
              <table:table-column table:style-name="Table31.A"/>
              <table:table-header-rows>
                <table:table-row>
                  <table:table-cell table:style-name="Table31.A1" office:value-type="string">
                    <text:p text:style-name="P15">類型</text:p>
                    <text:p text:style-name="P9">-<text:span text:style-name="T1">說明文本中主動與被動參與者之間的互動程度。</text:span></text:p>
                    <text:p text:style-name="P15"/>
                    <text:p text:style-name="P26">屬性值=</text:p>
                    <table:table table:name="Table32" table:style-name="Table32">
                      <table:table-column table:style-name="Table32.A"/>
                      <table:table-header-rows>
                        <table:table-row>
                          <table:table-cell table:style-name="Table32.A1" office:value-type="string">
                            <text:p text:style-name="P9">none</text:p>
                            <text:p text:style-name="P9">(<text:span text:style-name="T1">無任何互動，例如：獨白</text:span>)</text:p>
                          </table:table-cell>
                        </table:table-row>
                      </table:table-header-rows>
                      <table:table-row>
                        <table:table-cell table:style-name="Table32.A2" office:value-type="string">
                          <text:p text:style-name="P19">par<text:span text:style-name="T1">tial</text:span></text:p>
                          <text:p text:style-name="P20">(某種程度上的互動，例如：具有背景回應的<text:span text:style-name="T3">獨白</text:span>)</text:p>
                          <text:p text:style-name="P20"/>
                        </table:table-cell>
                      </table:table-row>
                      <table:table-row>
                        <table:table-cell table:style-name="Table32.A2" office:value-type="string">
                          <text:p text:style-name="P19">com<text:span text:style-name="T1">plete</text:span></text:p>
                          <text:p text:style-name="P20">(完全性的互動，例如：面對面交談)</text:p>
                          <text:p text:style-name="P20"/>
                        </table:table-cell>
                      </table:table-row>
                      <table:table-row>
                        <table:table-cell table:style-name="Table32.A2" office:value-type="string">
                          <text:p text:style-name="P19">ina<text:span text:style-name="T1">pplicable</text:span></text:p>
                          <text:p text:style-name="P20">(這項特性在此並不適用或未知)</text:p>
                        </table:table-cell>
                      </table:table-row>
                    </table:table>
                    <text:p text:style-name="P9"/>
                  </table:table-cell>
                </table:table-row>
              </table:table-header-rows>
              <table:table-row>
                <table:table-cell table:style-name="Table31.A2" office:value-type="string">
                  <text:p text:style-name="P14">主動</text:p>
                  <text:p text:style-name="P10">-<text:span text:style-name="T1">指出構成文本部份內容的主動參與者(或&lt;term&gt;傳達者&lt;/term&gt;)的人數。</text:span> </text:p>
                  <text:p text:style-name="P26">屬性值=</text:p>
                  <table:table table:name="Table33" table:style-name="Table33">
                    <table:table-column table:style-name="Table33.A"/>
                    <table:table-header-rows>
                      <table:table-row>
                        <table:table-cell table:style-name="Table33.A1" office:value-type="string">
                          <text:p text:style-name="P9">singular</text:p>
                          <text:p text:style-name="P9">(一位<text:span text:style-name="T1">傳達者</text:span>)</text:p>
                        </table:table-cell>
                      </table:table-row>
                    </table:table-header-rows>
                    <table:table-row>
                      <table:table-cell table:style-name="Table33.A2" office:value-type="string">
                        <text:p text:style-name="P10">plural</text:p>
                        <text:p text:style-name="P10">(<text:span text:style-name="T1">多</text:span>位<text:span text:style-name="T1">傳達者</text:span>)</text:p>
                      </table:table-cell>
                    </table:table-row>
                    <table:table-row>
                      <table:table-cell table:style-name="Table33.A2" office:value-type="string">
                        <text:p text:style-name="P10">corporate</text:p>
                        <text:p text:style-name="P10">(集<text:span text:style-name="T1">體傳達者</text:span>)</text:p>
                      </table:table-cell>
                    </table:table-row>
                    <table:table-row>
                      <table:table-cell table:style-name="Table33.A2" office:value-type="string">
                        <text:p text:style-name="P10">unknown</text:p>
                        <text:p text:style-name="P10">(<text:span text:style-name="T1">傳達人數未知或未指明</text:span> )</text:p>
                      </table:table-cell>
                    </table:table-row>
                  </table:table>
                  <text:p text:style-name="P10"/>
                  <text:p text:style-name="P10"/>
                </table:table-cell>
              </table:table-row>
              <table:table-row>
                <table:table-cell table:style-name="Table31.A2" office:value-type="string">
                  <text:p text:style-name="P10">passive</text:p>
                  <text:p text:style-name="P10">-<text:span text:style-name="T1">指出文本內容被動參與者(或&lt;term&gt;接收者&lt;/term&gt;)的人數，被動參與者即為文本產生或呈現的</text:span><text:span text:style-name="T1">對象</text:span><text:span text:style-name="T1">。</text:span></text:p>
                  <text:p text:style-name="P14"/>
                  <text:p text:style-name="P14"><text:span text:style-name="T4">屬性值=</text:span></text:p>
                  <table:table table:name="Table34" table:style-name="Table34">
                    <table:table-column table:style-name="Table34.A"/>
                    <table:table-header-rows>
                      <table:table-row>
                        <table:table-cell table:style-name="Table34.A1" office:value-type="string">
                          <text:p text:style-name="P9">self</text:p>
                          <text:p text:style-name="P9">(<text:span text:style-name="T1">文本內容傳遞給原創作者，例如：日記</text:span>)</text:p>
                        </table:table-cell>
                      </table:table-row>
                    </table:table-header-rows>
                    <table:table-row>
                      <table:table-cell table:style-name="Table34.A2" office:value-type="string">
                        <text:p text:style-name="P10">single</text:p>
                        <text:p text:style-name="P10">(<text:span text:style-name="T1">文本內容傳遞給另一個人，例如：私人信件</text:span>)</text:p>
                        <text:p text:style-name="P10"/>
                      </table:table-cell>
                    </table:table-row>
                    <table:table-row>
                      <table:table-cell table:style-name="Table34.A2" office:value-type="string">
                        <text:p text:style-name="P10">man<text:span text:style-name="T1">y</text:span></text:p>
                        <text:p text:style-name="P14">(文本內容傳遞給一些特定的人，例如：參與者身分皆明確的對話)</text:p>
                      </table:table-cell>
                    </table:table-row>
                    <table:table-row>
                      <table:table-cell table:style-name="Table34.A2" office:value-type="string">
                        <text:p text:style-name="P10">group</text:p>
                        <text:p text:style-name="P10">(<text:span text:style-name="T1">文本內容傳遞給一群身分不明但特定數量的參與者，例如：授課</text:span>)</text:p>
                      </table:table-cell>
                    </table:table-row>
                    <table:table-row>
                      <table:table-cell table:style-name="Table34.A2" office:value-type="string">
                        <text:p text:style-name="P10">world</text:p>
                        <text:p text:style-name="P10">(<text:span text:style-name="T1">文本內容傳遞給一群身分數量皆不明確的眾多參與者，例如：出版的書籍</text:span>)</text:p>
                      </table:table-cell>
                    </table:table-row>
                  </table:table>
                  <text:p text:style-name="P24"/>
                </table:table-cell>
              </table:table-row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locale&gt;</text:p>
            <text:p text:style-name="P4">(locale)</text:p>
            <text:p text:style-name="P4">contains a brief informal description of the nature of a</text:p>
            <text:p text:style-name="P4">place for example a room, a restaurant, a park bench etc.</text:p>
          </table:table-cell>
          <table:table-cell table:style-name="Table1.B4" office:value-type="string">
            <text:p text:style-name="P4">&lt;<text:span text:style-name="T1">場所</text:span>&gt;</text:p>
            <text:p text:style-name="P5">(場所)</text:p>
            <text:p text:style-name="P5">包含簡短非正式的文字描述地點的性質，例如房間、餐廳、公園長椅等。</text:p>
          </table:table-cell>
        </table:table-row>
        <table:table-row>
          <table:table-cell table:style-name="Table1.A4" office:value-type="string">
            <text:p text:style-name="P4">&lt;particDesc&gt;</text:p>
            <text:p text:style-name="P4">(participation description)</text:p>
            <text:p text:style-name="P4">describes the identifiable speakers, voices, or other participants in a linguistic interaction.</text:p>
            <text:p text:style-name="P4"/>
          </table:table-cell>
          <table:table-cell table:style-name="Table1.B4" office:value-type="string">
            <text:p text:style-name="P5">&lt;參與描述&gt;</text:p>
            <text:p text:style-name="P5">(參與描述)</text:p>
            <text:p text:style-name="P5">描述在一個語言互動中可辨識的說話者、聲音、或其他參與者。</text:p>
          </table:table-cell>
        </table:table-row>
        <table:table-row>
          <table:table-cell table:style-name="Table1.A4" office:value-type="string">
            <text:p text:style-name="P4">&lt;preparedness&gt;</text:p>
            <text:p text:style-name="P4">describes the extent to which a text may be regarded as prepared or spontaneous.</text:p>
            <text:p text:style-name="P6">att<text:span text:style-name="T1">ributes=</text:span></text:p>
            <table:table table:name="Table16" table:style-name="Table16">
              <table:table-column table:style-name="Table16.A"/>
              <table:table-header-rows>
                <table:table-row>
                  <table:table-cell table:style-name="Table16.A1" office:value-type="string">
                    <text:p text:style-name="P7">type</text:p>
                    <text:p text:style-name="P7">-a keyword characterizing the type of preparedness.</text:p>
                    <text:p text:style-name="P8">values=</text:p>
                    <table:table table:name="Table17" table:style-name="Table17">
                      <table:table-column table:style-name="Table17.A"/>
                      <table:table-header-rows>
                        <table:table-row>
                          <table:table-cell table:style-name="Table17.A1" office:value-type="string">
                            <text:p text:style-name="P9">none</text:p>
                            <text:p text:style-name="P9">(spontaneous or unprepared)</text:p>
                          </table:table-cell>
                        </table:table-row>
                      </table:table-header-rows>
                      <table:table-row>
                        <table:table-cell table:style-name="Table17.A2" office:value-type="string">
                          <text:p text:style-name="P10">scripted</text:p>
                          <text:p text:style-name="P10">(follows a script)</text:p>
                        </table:table-cell>
                      </table:table-row>
                      <table:table-row>
                        <table:table-cell table:style-name="Table17.A2" office:value-type="string">
                          <text:p text:style-name="P10">formulaic</text:p>
                          <text:p text:style-name="P10">(follows a predefined set of conventions)</text:p>
                        </table:table-cell>
                      </table:table-row>
                      <table:table-row>
                        <table:table-cell table:style-name="Table17.A2" office:value-type="string">
                          <text:p text:style-name="P10">revised</text:p>
                          <text:p text:style-name="P10">(polished or revised before presentation)</text:p>
                        </table:table-cell>
                      </table:table-row>
                    </table:table>
                    <text:p text:style-name="P7"/>
                  </table:table-cell>
                </table:table-row>
              </table:table-header-rows>
            </table:table>
            <text:p text:style-name="P5"/>
          </table:table-cell>
          <table:table-cell table:style-name="Table1.B4" office:value-type="string">
            <text:p text:style-name="P5">&lt;準備程度&gt;</text:p>
            <text:p text:style-name="P5">描述文本可能被認為是經過準備或自然呈現的程度。</text:p>
            <text:p text:style-name="P5"/>
            <text:p text:style-name="P11">屬性=</text:p>
            <table:table table:name="Table35" table:style-name="Table35">
              <table:table-column table:style-name="Table35.A"/>
              <table:table-header-rows>
                <table:table-row>
                  <table:table-cell table:style-name="Table35.A1" office:value-type="string">
                    <text:p text:style-name="P12">類型</text:p>
                    <text:p text:style-name="P7">-<text:span text:style-name="T1">說明準備的程度類型。</text:span></text:p>
                    <text:p text:style-name="P8"><text:span text:style-name="T1">屬性值</text:span>=</text:p>
                    <table:table table:name="Table36" table:style-name="Table36">
                      <table:table-column table:style-name="Table36.A"/>
                      <table:table-header-rows>
                        <table:table-row>
                          <table:table-cell table:style-name="Table36.A1" office:value-type="string">
                            <text:p text:style-name="P9">none</text:p>
                            <text:p text:style-name="P9">(<text:span text:style-name="T1">自然呈現或未經準備</text:span>)</text:p>
                          </table:table-cell>
                        </table:table-row>
                      </table:table-header-rows>
                      <table:table-row>
                        <table:table-cell table:style-name="Table36.A2" office:value-type="string">
                          <text:p text:style-name="P10">scripted</text:p>
                          <text:p text:style-name="P10">(取自<text:span text:style-name="T1">劇本</text:span>)</text:p>
                        </table:table-cell>
                      </table:table-row>
                      <table:table-row>
                        <table:table-cell table:style-name="Table36.A2" office:value-type="string">
                          <text:p text:style-name="P10">formulaic</text:p>
                          <text:p text:style-name="P10">(<text:span text:style-name="T1">取自預先定義過的一套慣例常規</text:span>)</text:p>
                        </table:table-cell>
                      </table:table-row>
                      <table:table-row>
                        <table:table-cell table:style-name="Table36.A2" office:value-type="string">
                          <text:p text:style-name="P10">revised</text:p>
                          <text:p text:style-name="P10">(<text:span text:style-name="T1">文本呈現前事先經過潤飾或修訂</text:span>)</text:p>
                        </table:table-cell>
                      </table:table-row>
                    </table:table>
                    <text:p text:style-name="P7"/>
                  </table:table-cell>
                </table:table-row>
              </table:table-header-rows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purpose&gt;</text:p>
            <text:p text:style-name="P4">characterizes a single purpose or communicative function of the text.</text:p>
            <text:p text:style-name="P6">att<text:span text:style-name="T1">ributes=</text:span></text:p>
            <table:table table:name="Table18" table:style-name="Table18">
              <table:table-column table:style-name="Table18.A"/>
              <table:table-header-rows>
                <table:table-row>
                  <table:table-cell table:style-name="Table18.A1" office:value-type="string">
                    <text:p text:style-name="P9">type</text:p>
                    <text:p text:style-name="P9">-specifies a particular kind of purpose.</text:p>
                    <text:p text:style-name="P23">values=</text:p>
                    <table:table table:name="Table19" table:style-name="Table19">
                      <table:table-column table:style-name="Table19.A"/>
                      <table:table-header-rows>
                        <table:table-row>
                          <table:table-cell table:style-name="Table19.A1" office:value-type="string">
                            <text:p text:style-name="P9">persuade</text:p>
                            <text:p text:style-name="P9">(didactic, advertising, propaganda, etc.)</text:p>
                          </table:table-cell>
                        </table:table-row>
                      </table:table-header-rows>
                      <table:table-row>
                        <table:table-cell table:style-name="Table19.A2" office:value-type="string">
                          <text:p text:style-name="P10">exp<text:span text:style-name="T1">ress</text:span></text:p>
                          <text:p text:style-name="P14">(self expression, confessional, etc.)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10">inf<text:span text:style-name="T1">orm </text:span></text:p>
                          <text:p text:style-name="P14">(convey information, educate, etc.)</text:p>
                        </table:table-cell>
                      </table:table-row>
                      <table:table-row>
                        <table:table-cell table:style-name="Table19.A2" office:value-type="string">
                          <text:p text:style-name="P10">ent<text:span text:style-name="T1">ertain </text:span></text:p>
                          <text:p text:style-name="P14">(amuse, entertain, etc.)</text:p>
                        </table:table-cell>
                      </table:table-row>
                    </table:table>
                    <text:p text:style-name="P9"/>
                  </table:table-cell>
                </table:table-row>
              </table:table-header-rows>
              <table:table-row>
                <table:table-cell table:style-name="Table18.A2" office:value-type="string">
                  <text:p text:style-name="P10">degree</text:p>
                  <text:p text:style-name="P10">-specifies the extent to which this purpose predominates.</text:p>
                  <text:p text:style-name="P27">values=</text:p>
                  <table:table table:name="Table20" table:style-name="Table20">
                    <table:table-column table:style-name="Table20.A"/>
                    <table:table-header-rows>
                      <table:table-row>
                        <table:table-cell table:style-name="Table20.A1" office:value-type="string">
                          <text:p text:style-name="P9">high</text:p>
                          <text:p text:style-name="P9">(this purpose is predominant)</text:p>
                        </table:table-cell>
                      </table:table-row>
                    </table:table-header-rows>
                    <table:table-row>
                      <table:table-cell table:style-name="Table20.A2" office:value-type="string">
                        <text:p text:style-name="P10">medium</text:p>
                        <text:p text:style-name="P10">(this purpose is intermediate)</text:p>
                      </table:table-cell>
                    </table:table-row>
                    <table:table-row>
                      <table:table-cell table:style-name="Table20.A2" office:value-type="string">
                        <text:p text:style-name="P10">low</text:p>
                        <text:p text:style-name="P10">(this purpose is weak)</text:p>
                      </table:table-cell>
                    </table:table-row>
                    <table:table-row>
                      <table:table-cell table:style-name="Table20.A2" office:value-type="string">
                        <text:p text:style-name="P10">unknow</text:p>
                        <text:p text:style-name="P10">(extent unknown)</text:p>
                      </table:table-cell>
                    </table:table-row>
                  </table:table>
                  <text:p text:style-name="P15"/>
                </table:table-cell>
              </table:table-row>
            </table:table>
            <text:p text:style-name="P5"/>
          </table:table-cell>
          <table:table-cell table:style-name="Table1.B4" office:value-type="string">
            <text:p text:style-name="P5">&lt;目的&gt;</text:p>
            <text:p text:style-name="P5">描述文本的一項目的或溝通用途。</text:p>
            <text:p text:style-name="P5"/>
            <text:p text:style-name="P11">屬性=</text:p>
            <table:table table:name="Table37" table:style-name="Table37">
              <table:table-column table:style-name="Table37.A"/>
              <table:table-header-rows>
                <table:table-row>
                  <table:table-cell table:style-name="Table37.A1" office:value-type="string">
                    <text:p text:style-name="P15">類型</text:p>
                    <text:p text:style-name="P9">-<text:span text:style-name="T1">說明一項特定類型的目的。</text:span></text:p>
                    <text:p text:style-name="P24"><text:span text:style-name="T1">屬性值</text:span>=</text:p>
                    <table:table table:name="Table38" table:style-name="Table38">
                      <table:table-column table:style-name="Table38.A"/>
                      <table:table-header-rows>
                        <table:table-row>
                          <table:table-cell table:style-name="Table38.A1" office:value-type="string">
                            <text:p text:style-name="P15">說服</text:p>
                            <text:p text:style-name="P9">(<text:span text:style-name="T1">教導、廣告、宣傳等</text:span>)</text:p>
                          </table:table-cell>
                        </table:table-row>
                      </table:table-header-rows>
                      <table:table-row>
                        <table:table-cell table:style-name="Table38.A2" office:value-type="string">
                          <text:p text:style-name="P14">表達</text:p>
                          <text:p text:style-name="P14">(自我表達、自白等)</text:p>
                        </table:table-cell>
                      </table:table-row>
                      <table:table-row>
                        <table:table-cell table:style-name="Table38.A2" office:value-type="string">
                          <text:p text:style-name="P14">告知</text:p>
                          <text:p text:style-name="P14">(傳達訊息、教育等)</text:p>
                        </table:table-cell>
                      </table:table-row>
                      <table:table-row>
                        <table:table-cell table:style-name="Table38.A2" office:value-type="string">
                          <text:p text:style-name="P14">娛樂</text:p>
                          <text:p text:style-name="P14">(消遣、娛樂等)</text:p>
                        </table:table-cell>
                      </table:table-row>
                    </table:table>
                    <text:p text:style-name="P9"/>
                  </table:table-cell>
                </table:table-row>
              </table:table-header-rows>
              <table:table-row>
                <table:table-cell table:style-name="Table37.A2" office:value-type="string">
                  <text:p text:style-name="P14">程度</text:p>
                  <text:p text:style-name="P10">-<text:span text:style-name="T1">說明該目的所佔的重要程度。</text:span></text:p>
                  <text:p text:style-name="P26">屬性值=</text:p>
                  <table:table table:name="Table39" table:style-name="Table39">
                    <table:table-column table:style-name="Table39.A"/>
                    <table:table-header-rows>
                      <table:table-row>
                        <table:table-cell table:style-name="Table39.A1" office:value-type="string">
                          <text:p text:style-name="P9">high</text:p>
                          <text:p text:style-name="P9">(<text:span text:style-name="T1">該目的重要性高</text:span>)</text:p>
                        </table:table-cell>
                      </table:table-row>
                    </table:table-header-rows>
                    <table:table-row>
                      <table:table-cell table:style-name="Table39.A2" office:value-type="string">
                        <text:p text:style-name="P10">medium</text:p>
                        <text:p text:style-name="P10">(<text:span text:style-name="T1">該目的重要性中等</text:span>)</text:p>
                      </table:table-cell>
                    </table:table-row>
                    <table:table-row>
                      <table:table-cell table:style-name="Table39.A2" office:value-type="string">
                        <text:p text:style-name="P10">low</text:p>
                        <text:p text:style-name="P10">(<text:span text:style-name="T1">該目的重要性低</text:span>)</text:p>
                      </table:table-cell>
                    </table:table-row>
                    <table:table-row>
                      <table:table-cell table:style-name="Table39.A2" office:value-type="string">
                        <text:p text:style-name="P10">unknow</text:p>
                        <text:p text:style-name="P10">(<text:span text:style-name="T1">程度未知</text:span>)</text:p>
                      </table:table-cell>
                    </table:table-row>
                  </table:table>
                  <text:p text:style-name="P15"/>
                </table:table-cell>
              </table:table-row>
            </table:table>
            <text:p text:style-name="P5"/>
          </table:table-cell>
        </table:table-row>
        <table:table-row>
          <table:table-cell table:style-name="Table1.A4" office:value-type="string">
            <text:p text:style-name="P4">&lt;setting&gt;</text:p>
            <text:p text:style-name="P4">(setting)</text:p>
            <text:p text:style-name="P4">describes one particular setting in which a language interaction takes place.</text:p>
          </table:table-cell>
          <table:table-cell table:style-name="Table1.B4" office:value-type="string">
            <text:p text:style-name="P5">&lt;背景&gt;</text:p>
            <text:p text:style-name="P5">(背景)</text:p>
            <text:p text:style-name="P5">描述語言互動發生的ㄧ個特定背景。</text:p>
            <text:p text:style-name="P25"/>
          </table:table-cell>
        </table:table-row>
        <table:table-row>
          <table:table-cell table:style-name="Table1.A4" office:value-type="string">
            <text:p text:style-name="P4">&lt;settingDesc&gt;</text:p>
            <text:p text:style-name="P4">(setting description)</text:p>
            <text:p text:style-name="P4">describes the setting or settings within which a language interaction takes place, either as a prose description or as a series of setting elements.</text:p>
          </table:table-cell>
          <table:table-cell table:style-name="Table1.B4" office:value-type="string">
            <text:p text:style-name="P5">&lt;背景描述&gt;</text:p>
            <text:p text:style-name="P5">(背景描述)</text:p>
            <text:p text:style-name="P5">描述語言互動發生的一個或多個背景，可用一段散文描述或是一系列的背景元素來表達。</text:p>
          </table:table-cell>
        </table:table-row>
        <table:table-row>
          <table:table-cell table:style-name="Table1.A4" office:value-type="string">
            <text:p text:style-name="P4">&lt;textDesc&gt;</text:p>
            <text:p text:style-name="P4">(text description)</text:p>
            <text:p text:style-name="P4">provides a description of a text in terms of its situational parameters.</text:p>
          </table:table-cell>
          <table:table-cell table:style-name="Table1.B4" office:value-type="string">
            <text:p text:style-name="P5">&lt;文本描述&gt;</text:p>
            <text:p text:style-name="P5">(文本描述)</text:p>
            <text:p text:style-name="P5">提供文本在情境特徵方面的相關描述。</text:p>
            <text:p text:style-name="P25"/>
          </table:table-cell>
        </table:table-row>
        <table:table-row>
          <table:table-cell table:style-name="Table1.A4" office:value-type="string">
            <text:p text:style-name="P4">&lt;&gt;</text:p>
          </table:table-cell>
          <table:table-cell table:style-name="Table1.B4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6-10-15T21:42:12</meta:creation-date>
    <dc:creator>Weining</dc:creator>
    <dc:date>2007-06-06T23:25:37</dc:date>
    <dc:language>en-US</dc:language>
    <meta:editing-cycles>90</meta:editing-cycles>
    <meta:editing-duration>PT16H4M28S</meta:editing-duration>
    <meta:user-defined meta:name="Info 1"/>
    <meta:user-defined meta:name="Info 2"/>
    <meta:user-defined meta:name="Info 3"/>
    <meta:user-defined meta:name="Info 4"/>
    <meta:document-statistic meta:table-count="39" meta:image-count="0" meta:object-count="0" meta:page-count="1" meta:paragraph-count="371" meta:word-count="1600" meta:character-count="7239"/>
  </office:meta>
</office:document-meta>
</file>